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tos Narrow" svg:font-family="'Aptos Narrow'"/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1.5728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0.5937in"/>
    </style:style>
    <style:style style:name="co6" style:family="table-column">
      <style:table-column-properties fo:break-before="auto" style:column-width="0.5835in"/>
    </style:style>
    <style:style style:name="co7" style:family="table-column">
      <style:table-column-properties fo:break-before="auto" style:column-width="0.6874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0.7807in"/>
    </style:style>
    <style:style style:name="co10" style:family="table-column">
      <style:table-column-properties fo:break-before="auto" style:column-width="0.7701in"/>
    </style:style>
    <style:style style:name="co11" style:family="table-column">
      <style:table-column-properties fo:break-before="auto" style:column-width="0.8909in"/>
    </style:style>
    <style:style style:name="co12" style:family="table-column">
      <style:table-column-properties fo:break-before="auto" style:column-width="1.252in"/>
    </style:style>
    <style:style style:name="co13" style:family="table-column">
      <style:table-column-properties fo:break-before="auto" style:column-width="0.7602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4.57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ackground-color="transparent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-asian="Liberation Sans" style:font-style-complex="normal" style:font-style-asian="normal" style:font-weight-complex="bold" style:font-weight-asian="bold" style:font-size-complex="10pt" style:font-size-asian="10pt" style:font-name-complex="Liberation Sans" fo:color="#000000" fo:text-shadow="none" style:text-outline="false" fo:font-style="normal" style:text-line-through-type="none" style:text-underline-style="none" style:text-underline-color="font-color" fo:font-weight="bold" fo:font-size="10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GCN" table:style-name="ta1">
        <table:table-column table:style-name="co1" table:default-cell-style-name="ce3"/>
        <table:table-column table:style-name="co2" table:number-columns-repeated="6" table:default-cell-style-name="ce4"/>
        <table:table-column table:style-name="co3" table:number-columns-repeated="1016" table:default-cell-style-name="ce4"/>
        <table:table-column table:style-name="co4" table:default-cell-style-name="ce4"/>
        <table:table-row table:style-name="ro1">
          <table:table-cell table:style-name="ce2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Connectivity</text:p>
          </table:table-cell>
          <table:table-cell table:style-name="ce2" office:value-type="string" calcext:value-type="string">
            <text:p>Total Weight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Average Path</text:p>
          </table:table-cell>
          <table:table-cell table:style-name="ce2" office:value-type="string" calcext:value-type="string">
            <text:p>Betweeness Centrality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AIs</text:p>
          </table:table-cell>
          <table:table-cell office:value-type="float" office:value="2.009" calcext:value-type="float">
            <text:p>2.009</text:p>
          </table:table-cell>
          <table:table-cell office:value-type="float" office:value="8464" calcext:value-type="float">
            <text:p>8464</text:p>
          </table:table-cell>
          <table:table-cell office:value-type="float" office:value="17005.9023" calcext:value-type="float">
            <text:p>17005.9023</text:p>
          </table:table-cell>
          <table:table-cell office:value-type="float" office:value="2.6134" calcext:value-type="float">
            <text:p>2.6134</text:p>
          </table:table-cell>
          <table:table-cell office:value-type="float" office:value="1.6797" calcext:value-type="float">
            <text:p>1.6797</text:p>
          </table:table-cell>
          <table:table-cell table:style-name="ce5" office:value-type="float" office:value="42.0652" calcext:value-type="float">
            <text:p>42.06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GGish</text:p>
          </table:table-cell>
          <table:table-cell office:value-type="float" office:value="2.042" calcext:value-type="float">
            <text:p>2.042</text:p>
          </table:table-cell>
          <table:table-cell office:value-type="float" office:value="8464" calcext:value-type="float">
            <text:p>8464</text:p>
          </table:table-cell>
          <table:table-cell office:value-type="float" office:value="17286.7365" calcext:value-type="float">
            <text:p>17286.7365</text:p>
          </table:table-cell>
          <table:table-cell office:value-type="float" office:value="3.069" calcext:value-type="float">
            <text:p>3.069</text:p>
          </table:table-cell>
          <table:table-cell office:value-type="float" office:value="1.8704" calcext:value-type="float">
            <text:p>1.8704</text:p>
          </table:table-cell>
          <table:table-cell office:value-type="float" office:value="25.1739" calcext:value-type="float">
            <text:p>25.17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MNet</text:p>
          </table:table-cell>
          <table:table-cell table:style-name="ce5" office:value-type="float" office:value="2.1614" calcext:value-type="float">
            <text:p>2.1614</text:p>
          </table:table-cell>
          <table:table-cell office:value-type="float" office:value="8464" calcext:value-type="float">
            <text:p>8464</text:p>
          </table:table-cell>
          <table:table-cell table:style-name="ce5" office:value-type="float" office:value="18294.4246" calcext:value-type="float">
            <text:p>18294.4246</text:p>
          </table:table-cell>
          <table:table-cell office:value-type="float" office:value="2.7564" calcext:value-type="float">
            <text:p>2.7564</text:p>
          </table:table-cell>
          <table:table-cell office:value-type="float" office:value="1.9478" calcext:value-type="float">
            <text:p>1.9478</text:p>
          </table:table-cell>
          <table:table-cell office:value-type="float" office:value="21.7391" calcext:value-type="float">
            <text:p>21.73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Ns</text:p>
          </table:table-cell>
          <table:table-cell office:value-type="float" office:value="2.1401" calcext:value-type="float">
            <text:p>2.1401</text:p>
          </table:table-cell>
          <table:table-cell office:value-type="float" office:value="8464" calcext:value-type="float">
            <text:p>8464</text:p>
          </table:table-cell>
          <table:table-cell office:value-type="float" office:value="18114.3716" calcext:value-type="float">
            <text:p>18114.3716</text:p>
          </table:table-cell>
          <table:table-cell table:style-name="ce5" office:value-type="float" office:value="2.5894" calcext:value-type="float">
            <text:p>2.5894</text:p>
          </table:table-cell>
          <table:table-cell table:style-name="ce5" office:value-type="float" office:value="1.631" calcext:value-type="float">
            <text:p>1.631</text:p>
          </table:table-cell>
          <table:table-cell office:value-type="float" office:value="36.3478" calcext:value-type="float">
            <text:p>36.3478</text:p>
          </table:table-cell>
          <table:table-cell table:number-columns-repeated="101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nsity: higher density means stronger connec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nectivity: Number of connected edges (higher means more connected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tal Weight: Sum of all edge weigh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ameter: Maximum shortest path between any two vertices (lower is bett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verage Path Length: Average length of shortest path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tweenness centrality is a measure of a node's importance based on how often it lies on the shortest paths between other nodes in the network.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T" table:style-name="ta1">
        <table:table-column table:style-name="co1" table:default-cell-style-name="ce3"/>
        <table:table-column table:style-name="co2" table:number-columns-repeated="6" table:default-cell-style-name="ce4"/>
        <table:table-column table:style-name="co3" table:number-columns-repeated="1016" table:default-cell-style-name="ce4"/>
        <table:table-column table:style-name="co4" table:default-cell-style-name="ce4"/>
        <table:table-row table:style-name="ro1">
          <table:table-cell table:style-name="ce2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Connectivity</text:p>
          </table:table-cell>
          <table:table-cell table:style-name="ce2" office:value-type="string" calcext:value-type="string">
            <text:p>Total Weight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Average Path</text:p>
          </table:table-cell>
          <table:table-cell table:style-name="ce2" office:value-type="string" calcext:value-type="string">
            <text:p>Betweeness Centrality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AIs</text:p>
          </table:table-cell>
          <table:table-cell table:style-name="ce5" office:value-type="float" office:value="3.012" calcext:value-type="float">
            <text:p>3.012</text:p>
          </table:table-cell>
          <table:table-cell table:style-name="ce6" office:value-type="float" office:value="8464" calcext:value-type="float">
            <text:p>8464</text:p>
          </table:table-cell>
          <table:table-cell table:style-name="ce5" office:value-type="float" office:value="25499.0112" calcext:value-type="float">
            <text:p>25499.0112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1.9243" calcext:value-type="float">
            <text:p>1.9243</text:p>
          </table:table-cell>
          <table:table-cell table:style-name="ce6" office:value-type="float" office:value="89.0217" calcext:value-type="float">
            <text:p>89.02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GGish</text:p>
          </table:table-cell>
          <table:table-cell table:style-name="ce6" office:value-type="float" office:value="2.5236" calcext:value-type="float">
            <text:p>2.5236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office:value-type="float" office:value="21360.054" calcext:value-type="float">
            <text:p>21360.054</text:p>
          </table:table-cell>
          <table:table-cell table:style-name="ce6" office:value-type="float" office:value="2.6439" calcext:value-type="float">
            <text:p>2.6439</text:p>
          </table:table-cell>
          <table:table-cell table:style-name="ce6" office:value-type="float" office:value="2.0471" calcext:value-type="float">
            <text:p>2.0471</text:p>
          </table:table-cell>
          <table:table-cell table:style-name="ce6" office:value-type="float" office:value="33.2826" calcext:value-type="float">
            <text:p>33.28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MNet</text:p>
          </table:table-cell>
          <table:table-cell table:style-name="ce6" office:value-type="float" office:value="1.9644" calcext:value-type="float">
            <text:p>1.9644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office:value-type="float" office:value="16626.5591" calcext:value-type="float">
            <text:p>16626.5591</text:p>
          </table:table-cell>
          <table:table-cell table:style-name="ce6" office:value-type="float" office:value="3.95" calcext:value-type="float">
            <text:p>3.95</text:p>
          </table:table-cell>
          <table:table-cell table:style-name="ce6" office:value-type="float" office:value="1.7332" calcext:value-type="float">
            <text:p>1.7332</text:p>
          </table:table-cell>
          <table:table-cell table:style-name="ce6" office:value-type="float" office:value="24.4783" calcext:value-type="float">
            <text:p>24.47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Ns</text:p>
          </table:table-cell>
          <table:table-cell table:style-name="ce6" office:value-type="float" office:value="2.1751" calcext:value-type="float">
            <text:p>2.1751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office:value-type="float" office:value="18410.0986" calcext:value-type="float">
            <text:p>18410.0986</text:p>
          </table:table-cell>
          <table:table-cell table:style-name="ce5" office:value-type="float" office:value="2.4411" calcext:value-type="float">
            <text:p>2.4411</text:p>
          </table:table-cell>
          <table:table-cell table:style-name="ce5" office:value-type="float" office:value="1.2467" calcext:value-type="float">
            <text:p>1.2467</text:p>
          </table:table-cell>
          <table:table-cell table:style-name="ce5" office:value-type="float" office:value="46.3913" calcext:value-type="float">
            <text:p>46.3913</text:p>
          </table:table-cell>
          <table:table-cell table:number-columns-repeated="1017"/>
        </table:table-row>
        <table:table-row table:style-name="ro1">
          <table:table-cell/>
          <table:table-cell table:style-name="ce6" table:number-columns-repeated="6"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nsity: higher density means stronger connec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nectivity: Number of connected edges (higher means more connected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tal Weight: Sum of all edge weigh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ameter: Maximum shortest path between any two vertices (lower is bett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verage Path Length: Average length of shortest path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tweenness centrality is a measure of a node's importance based on how often it lies on the shortest paths between other nodes in the network.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CN_VAE" table:style-name="ta1">
        <table:table-column table:style-name="co1" table:default-cell-style-name="ce3"/>
        <table:table-column table:style-name="co2" table:number-columns-repeated="6" table:default-cell-style-name="ce4"/>
        <table:table-column table:style-name="co3" table:number-columns-repeated="1016" table:default-cell-style-name="ce4"/>
        <table:table-column table:style-name="co4" table:default-cell-style-name="ce4"/>
        <table:table-row table:style-name="ro1">
          <table:table-cell table:style-name="ce2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Connectivity</text:p>
          </table:table-cell>
          <table:table-cell table:style-name="ce2" office:value-type="string" calcext:value-type="string">
            <text:p>Total Weight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Average Path</text:p>
          </table:table-cell>
          <table:table-cell table:style-name="ce2" office:value-type="string" calcext:value-type="string">
            <text:p>Betweeness Centrality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AIs</text:p>
          </table:table-cell>
          <table:table-cell table:style-name="ce6" office:value-type="float" office:value="1.842" calcext:value-type="float">
            <text:p>1.842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office:value-type="float" office:value="15590.9297" calcext:value-type="float">
            <text:p>15590.9297</text:p>
          </table:table-cell>
          <table:table-cell table:style-name="ce6" office:value-type="float" office:value="3.2125" calcext:value-type="float">
            <text:p>3.2125</text:p>
          </table:table-cell>
          <table:table-cell table:style-name="ce6" office:value-type="float" office:value="1.8338" calcext:value-type="float">
            <text:p>1.8338</text:p>
          </table:table-cell>
          <table:table-cell table:style-name="ce6" office:value-type="float" office:value="4.4565" calcext:value-type="float">
            <text:p>4.45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GGish</text:p>
          </table:table-cell>
          <table:table-cell table:style-name="ce6" office:value-type="float" office:value="3.9069" calcext:value-type="float">
            <text:p>3.9069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office:value-type="float" office:value="33068.289" calcext:value-type="float">
            <text:p>33068.289</text:p>
          </table:table-cell>
          <table:table-cell table:style-name="ce6" office:value-type="float" office:value="6.7449" calcext:value-type="float">
            <text:p>6.7449</text:p>
          </table:table-cell>
          <table:table-cell table:style-name="ce6" office:value-type="float" office:value="3.9069" calcext:value-type="float">
            <text:p>3.906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MNet</text:p>
          </table:table-cell>
          <table:table-cell table:style-name="ce6" office:value-type="float" office:value="32.0783" calcext:value-type="float">
            <text:p>32.0783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office:value-type="float" office:value="271510.6386" calcext:value-type="float">
            <text:p>271510.6386</text:p>
          </table:table-cell>
          <table:table-cell table:style-name="ce6" office:value-type="float" office:value="42.6503" calcext:value-type="float">
            <text:p>42.6503</text:p>
          </table:table-cell>
          <table:table-cell table:style-name="ce6" office:value-type="float" office:value="32.0783" calcext:value-type="float">
            <text:p>32.078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Ns</text:p>
          </table:table-cell>
          <table:table-cell table:style-name="ce6" office:value-type="float" office:value="69.9046" calcext:value-type="float">
            <text:p>69.9046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office:value-type="float" office:value="591672.2007" calcext:value-type="float">
            <text:p>591672.2007</text:p>
          </table:table-cell>
          <table:table-cell table:style-name="ce6" office:value-type="float" office:value="99.976" calcext:value-type="float">
            <text:p>99.976</text:p>
          </table:table-cell>
          <table:table-cell table:style-name="ce6" office:value-type="float" office:value="69.9046" calcext:value-type="float">
            <text:p>69.904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6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Is</text:p>
          </table:table-cell>
          <table:table-cell table:style-name="ce6" table:formula="of:=[.B2]/7" office:value-type="float" office:value="0.263142857142857" calcext:value-type="float">
            <text:p>0.263142857142857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table:formula="of:=[.D2]/7" office:value-type="float" office:value="2227.27567142857" calcext:value-type="float">
            <text:p>2227.27567142857</text:p>
          </table:table-cell>
          <table:table-cell table:style-name="ce6" table:formula="of:=[.E2]/7" office:value-type="float" office:value="0.458928571428571" calcext:value-type="float">
            <text:p>0.458928571428571</text:p>
          </table:table-cell>
          <table:table-cell table:style-name="ce6" table:formula="of:=[.F2]/7" office:value-type="float" office:value="0.261971428571429" calcext:value-type="float">
            <text:p>0.261971428571429</text:p>
          </table:table-cell>
          <table:table-cell table:style-name="ce6" office:value-type="float" office:value="4.4565" calcext:value-type="float">
            <text:p>4.45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GGish</text:p>
          </table:table-cell>
          <table:table-cell table:style-name="ce6" table:formula="of:=[.B3]/16" office:value-type="float" office:value="0.24418125" calcext:value-type="float">
            <text:p>0.24418125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table:formula="of:=[.D3]/16" office:value-type="float" office:value="2066.7680625" calcext:value-type="float">
            <text:p>2066.7680625</text:p>
          </table:table-cell>
          <table:table-cell table:style-name="ce6" table:formula="of:=[.E3]/16" office:value-type="float" office:value="0.42155625" calcext:value-type="float">
            <text:p>0.42155625</text:p>
          </table:table-cell>
          <table:table-cell table:style-name="ce5" table:formula="of:=[.F3]/16" office:value-type="float" office:value="0.24418125" calcext:value-type="float">
            <text:p>0.2441812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 office:value-type="string" calcext:value-type="string">
            <text:p>YAMNet</text:p>
          </table:table-cell>
          <table:table-cell table:style-name="ce6" table:formula="of:=[.B4]/128" office:value-type="float" office:value="0.25061171875" calcext:value-type="float">
            <text:p>0.25061171875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table:formula="of:=[.D4]/128" office:value-type="float" office:value="2121.1768640625" calcext:value-type="float">
            <text:p>2121.1768640625</text:p>
          </table:table-cell>
          <table:table-cell table:style-name="ce5" table:formula="of:=[.E4]/128" office:value-type="float" office:value="0.33320546875" calcext:value-type="float">
            <text:p>0.33320546875</text:p>
          </table:table-cell>
          <table:table-cell table:style-name="ce6" table:formula="of:=[.F4]/128" office:value-type="float" office:value="0.25061171875" calcext:value-type="float">
            <text:p>0.2506117187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 office:value-type="string" calcext:value-type="string">
            <text:p>PANNs</text:p>
          </table:table-cell>
          <table:table-cell table:style-name="ce5" table:formula="of:=[.B5]/256" office:value-type="float" office:value="0.27306484375" calcext:value-type="float">
            <text:p>0.27306484375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table:formula="of:=[.D5]/256" office:value-type="float" office:value="2311.21953398438" calcext:value-type="float">
            <text:p>2311.21953398438</text:p>
          </table:table-cell>
          <table:table-cell table:style-name="ce6" table:formula="of:=[.E5]/256" office:value-type="float" office:value="0.39053125" calcext:value-type="float">
            <text:p>0.39053125</text:p>
          </table:table-cell>
          <table:table-cell table:style-name="ce6" table:formula="of:=[.F5]/256" office:value-type="float" office:value="0.27306484375" calcext:value-type="float">
            <text:p>0.27306484375</text:p>
          </table:table-cell>
          <table:table-cell table:style-name="ce6" table:formula="of:=[.G5]/256" office:value-type="float" office:value="0" calcext:value-type="float">
            <text:p>0</text:p>
          </table:table-cell>
          <table:table-cell/>
          <table:table-cell table:style-name="ce1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nsity: higher density means stronger connec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nectivity: Number of connected edges (higher means more connected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tal Weight: Sum of all edge weigh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ameter: Maximum shortest path between any two vertices (lower is bett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verage Path Length: Average length of shortest path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tweenness centrality is a measure of a node's importance based on how often it lies on the shortest paths between other nodes in the network.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T_VAE" table:style-name="ta1">
        <table:table-column table:style-name="co1" table:default-cell-style-name="ce3"/>
        <table:table-column table:style-name="co2" table:number-columns-repeated="6" table:default-cell-style-name="ce4"/>
        <table:table-column table:style-name="co3" table:number-columns-repeated="1016" table:default-cell-style-name="ce4"/>
        <table:table-column table:style-name="co4" table:default-cell-style-name="ce4"/>
        <table:table-row table:style-name="ro1">
          <table:table-cell table:style-name="ce2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Connectivity</text:p>
          </table:table-cell>
          <table:table-cell table:style-name="ce2" office:value-type="string" calcext:value-type="string">
            <text:p>Total Weight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Average Path</text:p>
          </table:table-cell>
          <table:table-cell table:style-name="ce2" office:value-type="string" calcext:value-type="string">
            <text:p>Betweeness Centrality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AIs</text:p>
          </table:table-cell>
          <table:table-cell table:style-name="ce6" office:value-type="float" office:value="1.8701" calcext:value-type="float">
            <text:p>1.8701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office:value-type="float" office:value="15828.815" calcext:value-type="float">
            <text:p>15828.815</text:p>
          </table:table-cell>
          <table:table-cell table:style-name="ce6" office:value-type="float" office:value="3.2358" calcext:value-type="float">
            <text:p>3.2358</text:p>
          </table:table-cell>
          <table:table-cell table:style-name="ce6" office:value-type="float" office:value="1.8556" calcext:value-type="float">
            <text:p>1.8556</text:p>
          </table:table-cell>
          <table:table-cell table:style-name="ce6" office:value-type="float" office:value="8.1522" calcext:value-type="float">
            <text:p>8.15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GGish</text:p>
          </table:table-cell>
          <table:table-cell table:style-name="ce6" office:value-type="float" office:value="4.0401" calcext:value-type="float">
            <text:p>4.0401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office:value-type="float" office:value="34195.5691" calcext:value-type="float">
            <text:p>34195.5691</text:p>
          </table:table-cell>
          <table:table-cell table:style-name="ce6" office:value-type="float" office:value="6.9822" calcext:value-type="float">
            <text:p>6.9822</text:p>
          </table:table-cell>
          <table:table-cell table:style-name="ce6" office:value-type="float" office:value="4.0401" calcext:value-type="float">
            <text:p>4.040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MNet</text:p>
          </table:table-cell>
          <table:table-cell table:style-name="ce6" office:value-type="float" office:value="35.1628" calcext:value-type="float">
            <text:p>35.1628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office:value-type="float" office:value="297617.9692" calcext:value-type="float">
            <text:p>297617.9692</text:p>
          </table:table-cell>
          <table:table-cell table:style-name="ce6" office:value-type="float" office:value="46.5741" calcext:value-type="float">
            <text:p>46.5741</text:p>
          </table:table-cell>
          <table:table-cell table:style-name="ce6" office:value-type="float" office:value="35.1628" calcext:value-type="float">
            <text:p>35.162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Ns</text:p>
          </table:table-cell>
          <table:table-cell table:style-name="ce6" office:value-type="float" office:value="69.1911" calcext:value-type="float">
            <text:p>69.1911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office:value-type="float" office:value="585633.0934" calcext:value-type="float">
            <text:p>585633.0934</text:p>
          </table:table-cell>
          <table:table-cell table:style-name="ce6" office:value-type="float" office:value="87.5849" calcext:value-type="float">
            <text:p>87.5849</text:p>
          </table:table-cell>
          <table:table-cell table:style-name="ce6" office:value-type="float" office:value="69.1911" calcext:value-type="float">
            <text:p>69.19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6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Is</text:p>
          </table:table-cell>
          <table:table-cell table:style-name="ce6" table:formula="of:=[.B2]/7" office:value-type="float" office:value="0.267157142857143" calcext:value-type="float">
            <text:p>0.267157142857143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table:formula="of:=[.D2]/7" office:value-type="float" office:value="2261.25928571429" calcext:value-type="float">
            <text:p>2261.25928571429</text:p>
          </table:table-cell>
          <table:table-cell table:style-name="ce6" table:formula="of:=[.E2]/7" office:value-type="float" office:value="0.462257142857143" calcext:value-type="float">
            <text:p>0.462257142857143</text:p>
          </table:table-cell>
          <table:table-cell table:style-name="ce6" table:formula="of:=[.F2]/7" office:value-type="float" office:value="0.265085714285714" calcext:value-type="float">
            <text:p>0.265085714285714</text:p>
          </table:table-cell>
          <table:table-cell table:style-name="ce6" table:formula="of:=[.G2]/7" office:value-type="float" office:value="1.1646" calcext:value-type="float">
            <text:p>1.16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GGish</text:p>
          </table:table-cell>
          <table:table-cell table:style-name="ce6" table:formula="of:=[.B3]/16" office:value-type="float" office:value="0.25250625" calcext:value-type="float">
            <text:p>0.25250625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table:formula="of:=[.D3]/16" office:value-type="float" office:value="2137.22306875" calcext:value-type="float">
            <text:p>2137.22306875</text:p>
          </table:table-cell>
          <table:table-cell table:style-name="ce6" table:formula="of:=[.E3]/16" office:value-type="float" office:value="0.4363875" calcext:value-type="float">
            <text:p>0.4363875</text:p>
          </table:table-cell>
          <table:table-cell table:style-name="ce6" table:formula="of:=[.F3]/16" office:value-type="float" office:value="0.25250625" calcext:value-type="float">
            <text:p>0.25250625</text:p>
          </table:table-cell>
          <table:table-cell table:style-name="ce6" table:formula="of:=[.G3]/1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MNet</text:p>
          </table:table-cell>
          <table:table-cell table:style-name="ce5" table:formula="of:=[.B4]/128" office:value-type="float" office:value="0.274709375" calcext:value-type="float">
            <text:p>0.274709375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table:formula="of:=[.D4]/128" office:value-type="float" office:value="2325.140384375" calcext:value-type="float">
            <text:p>2325.140384375</text:p>
          </table:table-cell>
          <table:table-cell table:style-name="ce6" table:formula="of:=[.E4]/128" office:value-type="float" office:value="0.36386015625" calcext:value-type="float">
            <text:p>0.36386015625</text:p>
          </table:table-cell>
          <table:table-cell table:style-name="ce6" table:formula="of:=[.F4]/128" office:value-type="float" office:value="0.274709375" calcext:value-type="float">
            <text:p>0.274709375</text:p>
          </table:table-cell>
          <table:table-cell table:style-name="ce6" table:formula="of:=[.G4]/12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Ns</text:p>
          </table:table-cell>
          <table:table-cell table:style-name="ce6" table:formula="of:=[.B5]/256" office:value-type="float" office:value="0.270277734375" calcext:value-type="float">
            <text:p>0.270277734375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table:formula="of:=[.D5]/256" office:value-type="float" office:value="2287.62927109375" calcext:value-type="float">
            <text:p>2287.62927109375</text:p>
          </table:table-cell>
          <table:table-cell table:style-name="ce5" table:formula="of:=[.E5]/256" office:value-type="float" office:value="0.342128515625" calcext:value-type="float">
            <text:p>0.342128515625</text:p>
          </table:table-cell>
          <table:table-cell table:style-name="ce5" table:formula="of:=[.F5]/256" office:value-type="float" office:value="0.270277734375" calcext:value-type="float">
            <text:p>0.270277734375</text:p>
          </table:table-cell>
          <table:table-cell table:style-name="ce6" table:formula="of:=[.G5]/256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nsity: higher density means stronger connec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nectivity: Number of connected edges (higher means more connected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tal Weight: Sum of all edge weigh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ameter: Maximum shortest path between any two vertices (lower is bett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verage Path Length: Average length of shortest path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tweenness centrality is a measure of a node's importance based on how often it lies on the shortest paths between other nodes in the network.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_GCN_VAE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4" table:number-rows-spanned="1">
            <text:p>Fully Connected Graph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Average Path</text:p>
          </table:table-cell>
          <table:table-cell table:number-columns-repeated="3"/>
          <table:table-cell table:style-name="ce4" office:value-type="string" calcext:value-type="string">
            <text:p><text:span text:style-name="T1">Density:</text:span> higher density means stronger connection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1315" calcext:value-type="float">
            <text:p>1.1315</text:p>
          </table:table-cell>
          <table:table-cell table:style-name="ce6" office:value-type="float" office:value="0.8142" calcext:value-type="float">
            <text:p>0.8142</text:p>
          </table:table-cell>
          <table:table-cell table:number-columns-repeated="3"/>
          <table:table-cell table:style-name="ce4" office:value-type="string" calcext:value-type="string">
            <text:p><text:span text:style-name="T2">Diameter: </text:span>Maximum shortest path between any two vertices (lower is bette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GGis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9994" calcext:value-type="float">
            <text:p>0.9994</text:p>
          </table:table-cell>
          <table:table-cell table:style-name="ce6" office:value-type="float" office:value="0.7703" calcext:value-type="float">
            <text:p>0.7703</text:p>
          </table:table-cell>
          <table:table-cell table:number-columns-repeated="3"/>
          <table:table-cell table:style-name="ce4" office:value-type="string" calcext:value-type="string">
            <text:p><text:span text:style-name="T1">Average Path Length:</text:span> Average length of shortest paths (lower is bette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YAMNe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379" calcext:value-type="float">
            <text:p>0.8379</text:p>
          </table:table-cell>
          <table:table-cell table:style-name="ce6" office:value-type="float" office:value="0.758" calcext:value-type="float">
            <text:p>0.75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NNs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8092" calcext:value-type="float">
            <text:p>0.8092</text:p>
          </table:table-cell>
          <table:table-cell table:style-name="ce5" office:value-type="float" office:value="0.7523" calcext:value-type="float">
            <text:p>0.7523</text:p>
          </table:table-cell>
          <table:table-cell table:number-columns-repeated="1020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4" table:number-rows-spanned="1">
            <text:p>K=5 Connected Graph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Average Pat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Is</text:p>
          </table:table-cell>
          <table:table-cell table:style-name="ce6" office:value-type="float" office:value="0.0831" calcext:value-type="float">
            <text:p>0.0831</text:p>
          </table:table-cell>
          <table:table-cell table:style-name="ce6" office:value-type="float" office:value="3.6335" calcext:value-type="float">
            <text:p>3.6335</text:p>
          </table:table-cell>
          <table:table-cell table:style-name="ce6" office:value-type="float" office:value="2.0427" calcext:value-type="float">
            <text:p>2.042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VGGish</text:p>
          </table:table-cell>
          <table:table-cell table:style-name="ce6" office:value-type="float" office:value="0.0853" calcext:value-type="float">
            <text:p>0.0853</text:p>
          </table:table-cell>
          <table:table-cell table:style-name="ce6" office:value-type="float" office:value="3.0975" calcext:value-type="float">
            <text:p>3.0975</text:p>
          </table:table-cell>
          <table:table-cell table:style-name="ce6" office:value-type="float" office:value="1.85" calcext:value-type="float">
            <text:p>1.8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YAMNet</text:p>
          </table:table-cell>
          <table:table-cell table:style-name="ce6" office:value-type="float" office:value="0.086" calcext:value-type="float">
            <text:p>0.086</text:p>
          </table:table-cell>
          <table:table-cell table:style-name="ce6" office:value-type="float" office:value="3.0534" calcext:value-type="float">
            <text:p>3.0534</text:p>
          </table:table-cell>
          <table:table-cell table:style-name="ce6" office:value-type="float" office:value="1.7622" calcext:value-type="float">
            <text:p>1.762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NNs</text:p>
          </table:table-cell>
          <table:table-cell table:style-name="ce5" office:value-type="float" office:value="0.0872" calcext:value-type="float">
            <text:p>0.0872</text:p>
          </table:table-cell>
          <table:table-cell table:style-name="ce5" office:value-type="float" office:value="3.0149" calcext:value-type="float">
            <text:p>3.0149</text:p>
          </table:table-cell>
          <table:table-cell table:style-name="ce5" office:value-type="float" office:value="1.7514" calcext:value-type="float">
            <text:p>1.7514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_GAT_VAE" table:style-name="ta3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Fully Connected Graph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Average Path</text:p>
          </table:table-cell>
          <table:table-cell table:number-columns-repeated="3"/>
          <table:table-cell table:style-name="ce4" office:value-type="string" calcext:value-type="string">
            <text:p><text:span text:style-name="T1">Density:</text:span> higher density means stronger connection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0271" calcext:value-type="float">
            <text:p>1.0271</text:p>
          </table:table-cell>
          <table:table-cell table:style-name="ce5" office:value-type="float" office:value="0.7352" calcext:value-type="float">
            <text:p>0.7352</text:p>
          </table:table-cell>
          <table:table-cell table:number-columns-repeated="3"/>
          <table:table-cell table:style-name="ce4" office:value-type="string" calcext:value-type="string">
            <text:p><text:span text:style-name="T2">Diameter: </text:span>Maximum shortest path between any two vertices (lower is bette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GGis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0311" calcext:value-type="float">
            <text:p>1.0311</text:p>
          </table:table-cell>
          <table:table-cell table:style-name="ce6" office:value-type="float" office:value="0.7627" calcext:value-type="float">
            <text:p>0.7627</text:p>
          </table:table-cell>
          <table:table-cell table:number-columns-repeated="3"/>
          <table:table-cell table:style-name="ce4" office:value-type="string" calcext:value-type="string">
            <text:p><text:span text:style-name="T1">Average Path Length:</text:span> Average length of shortest paths (lower is bette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YAMNet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8204" calcext:value-type="float">
            <text:p>0.8204</text:p>
          </table:table-cell>
          <table:table-cell table:style-name="ce6" office:value-type="float" office:value="0.7734" calcext:value-type="float">
            <text:p>0.773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NN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496" calcext:value-type="float">
            <text:p>0.8496</text:p>
          </table:table-cell>
          <table:table-cell table:style-name="ce6" office:value-type="float" office:value="0.8218" calcext:value-type="float">
            <text:p>0.82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K=5 Connected Graph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Average Pat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Is</text:p>
          </table:table-cell>
          <table:table-cell table:style-name="ce6" office:value-type="float" office:value="0.0824" calcext:value-type="float">
            <text:p>0.0824</text:p>
          </table:table-cell>
          <table:table-cell table:style-name="ce6" office:value-type="float" office:value="3.3025" calcext:value-type="float">
            <text:p>3.3025</text:p>
          </table:table-cell>
          <table:table-cell table:style-name="ce6" office:value-type="float" office:value="1.7698" calcext:value-type="float">
            <text:p>1.769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VGGish</text:p>
          </table:table-cell>
          <table:table-cell table:style-name="ce6" office:value-type="float" office:value="0.0898" calcext:value-type="float">
            <text:p>0.0898</text:p>
          </table:table-cell>
          <table:table-cell table:style-name="ce6" office:value-type="float" office:value="3.087" calcext:value-type="float">
            <text:p>3.087</text:p>
          </table:table-cell>
          <table:table-cell table:style-name="ce6" office:value-type="float" office:value="1.7423" calcext:value-type="float">
            <text:p>1.742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YAMNet</text:p>
          </table:table-cell>
          <table:table-cell table:style-name="ce6" office:value-type="float" office:value="0.102" calcext:value-type="float">
            <text:p>0.102</text:p>
          </table:table-cell>
          <table:table-cell table:style-name="ce6" office:value-type="float" office:value="2.3565" calcext:value-type="float">
            <text:p>2.3565</text:p>
          </table:table-cell>
          <table:table-cell table:style-name="ce5" office:value-type="float" office:value="1.496" calcext:value-type="float">
            <text:p>1.49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NNs</text:p>
          </table:table-cell>
          <table:table-cell table:style-name="ce5" office:value-type="float" office:value="0.1037" calcext:value-type="float">
            <text:p>0.1037</text:p>
          </table:table-cell>
          <table:table-cell table:style-name="ce5" office:value-type="float" office:value="1.6785" calcext:value-type="float">
            <text:p>1.6785</text:p>
          </table:table-cell>
          <table:table-cell table:style-name="ce6" office:value-type="float" office:value="1.5653" calcext:value-type="float">
            <text:p>1.5653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_GCN_VAE_semi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Fully Connected Graph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Average Path</text:p>
          </table:table-cell>
          <table:table-cell table:number-columns-repeated="3"/>
          <table:table-cell table:style-name="ce4" office:value-type="string" calcext:value-type="string">
            <text:p><text:span text:style-name="T1">Density:</text:span> higher density means stronger connection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0896" calcext:value-type="float">
            <text:p>1.0896</text:p>
          </table:table-cell>
          <table:table-cell table:style-name="ce6" office:value-type="float" office:value="0.7099" calcext:value-type="float">
            <text:p>0.7099</text:p>
          </table:table-cell>
          <table:table-cell table:number-columns-repeated="3"/>
          <table:table-cell table:style-name="ce4" office:value-type="string" calcext:value-type="string">
            <text:p><text:span text:style-name="T2">Diameter: </text:span>Maximum shortest path between any two vertices (lower is bette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GGis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9987" calcext:value-type="float">
            <text:p>0.9987</text:p>
          </table:table-cell>
          <table:table-cell table:style-name="ce5" office:value-type="float" office:value="0.7569" calcext:value-type="float">
            <text:p>0.7569</text:p>
          </table:table-cell>
          <table:table-cell table:number-columns-repeated="3"/>
          <table:table-cell table:style-name="ce4" office:value-type="string" calcext:value-type="string">
            <text:p><text:span text:style-name="T1">Average Path Length:</text:span> Average length of shortest paths (lower is bette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YAMNe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406" calcext:value-type="float">
            <text:p>0.8406</text:p>
          </table:table-cell>
          <table:table-cell table:style-name="ce6" office:value-type="float" office:value="0.7592" calcext:value-type="float">
            <text:p>0.759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NNs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8098" calcext:value-type="float">
            <text:p>0.8098</text:p>
          </table:table-cell>
          <table:table-cell table:style-name="ce6" office:value-type="float" office:value="0.7596" calcext:value-type="float">
            <text:p>0.7596</text:p>
          </table:table-cell>
          <table:table-cell table:number-columns-repeated="1020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K=5 Connected Graph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Average Pat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Is</text:p>
          </table:table-cell>
          <table:table-cell table:style-name="ce6" office:value-type="float" office:value="0.081" calcext:value-type="float">
            <text:p>0.081</text:p>
          </table:table-cell>
          <table:table-cell table:style-name="ce6" office:value-type="float" office:value="3.6143" calcext:value-type="float">
            <text:p>3.6143</text:p>
          </table:table-cell>
          <table:table-cell table:style-name="ce6" office:value-type="float" office:value="1.8889" calcext:value-type="float">
            <text:p>1.888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VGGish</text:p>
          </table:table-cell>
          <table:table-cell table:style-name="ce6" office:value-type="float" office:value="0.0841" calcext:value-type="float">
            <text:p>0.0841</text:p>
          </table:table-cell>
          <table:table-cell table:style-name="ce6" office:value-type="float" office:value="3.1986" calcext:value-type="float">
            <text:p>3.1986</text:p>
          </table:table-cell>
          <table:table-cell table:style-name="ce6" office:value-type="float" office:value="1.8101" calcext:value-type="float">
            <text:p>1.81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YAMNet</text:p>
          </table:table-cell>
          <table:table-cell table:style-name="ce6" office:value-type="float" office:value="0.0893" calcext:value-type="float">
            <text:p>0.0893</text:p>
          </table:table-cell>
          <table:table-cell table:style-name="ce6" office:value-type="float" office:value="3.065" calcext:value-type="float">
            <text:p>3.065</text:p>
          </table:table-cell>
          <table:table-cell table:style-name="ce6" office:value-type="float" office:value="1.7006" calcext:value-type="float">
            <text:p>1.700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NNs</text:p>
          </table:table-cell>
          <table:table-cell table:style-name="ce5" office:value-type="float" office:value="0.0939" calcext:value-type="float">
            <text:p>0.0939</text:p>
          </table:table-cell>
          <table:table-cell table:style-name="ce5" office:value-type="float" office:value="2.9765" calcext:value-type="float">
            <text:p>2.9765</text:p>
          </table:table-cell>
          <table:table-cell table:style-name="ce5" office:value-type="float" office:value="1.6247" calcext:value-type="float">
            <text:p>1.6247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_GAT_VAE_semi" table:style-name="ta3"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4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Fully Connected Graph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Average Path</text:p>
          </table:table-cell>
          <table:table-cell table:number-columns-repeated="3"/>
          <table:table-cell table:style-name="ce4" office:value-type="string" calcext:value-type="string">
            <text:p><text:span text:style-name="T1">Density:</text:span> higher density means stronger connection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1639" calcext:value-type="float">
            <text:p>1.1639</text:p>
          </table:table-cell>
          <table:table-cell table:style-name="ce5" office:value-type="float" office:value="0.7015" calcext:value-type="float">
            <text:p>0.7015</text:p>
          </table:table-cell>
          <table:table-cell table:number-columns-repeated="3"/>
          <table:table-cell table:style-name="ce4" office:value-type="string" calcext:value-type="string">
            <text:p><text:span text:style-name="T2">Diameter: </text:span>Maximum shortest path between any two vertices (lower is bette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GGis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0934" calcext:value-type="float">
            <text:p>1.0934</text:p>
          </table:table-cell>
          <table:table-cell table:style-name="ce6" office:value-type="float" office:value="0.8194" calcext:value-type="float">
            <text:p>0.8194</text:p>
          </table:table-cell>
          <table:table-cell table:number-columns-repeated="3"/>
          <table:table-cell table:style-name="ce4" office:value-type="string" calcext:value-type="string">
            <text:p><text:span text:style-name="T1">Average Path Length:</text:span> Average length of shortest paths (lower is bette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YAMNet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8228" calcext:value-type="float">
            <text:p>0.8228</text:p>
          </table:table-cell>
          <table:table-cell table:style-name="ce6" office:value-type="float" office:value="0.7643" calcext:value-type="float">
            <text:p>0.764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NN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9449" calcext:value-type="float">
            <text:p>0.9449</text:p>
          </table:table-cell>
          <table:table-cell table:style-name="ce6" office:value-type="float" office:value="0.8929" calcext:value-type="float">
            <text:p>0.892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K=5 Connected Graph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Average Pat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Is</text:p>
          </table:table-cell>
          <table:table-cell table:style-name="ce6" office:value-type="float" office:value="0.0836" calcext:value-type="float">
            <text:p>0.0836</text:p>
          </table:table-cell>
          <table:table-cell table:style-name="ce6" office:value-type="float" office:value="3.7415" calcext:value-type="float">
            <text:p>3.7415</text:p>
          </table:table-cell>
          <table:table-cell table:style-name="ce6" office:value-type="float" office:value="1.8261" calcext:value-type="float">
            <text:p>1.826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VGGish</text:p>
          </table:table-cell>
          <table:table-cell table:style-name="ce6" office:value-type="float" office:value="0.0848" calcext:value-type="float">
            <text:p>0.0848</text:p>
          </table:table-cell>
          <table:table-cell table:style-name="ce6" office:value-type="float" office:value="3.8952" calcext:value-type="float">
            <text:p>3.8952</text:p>
          </table:table-cell>
          <table:table-cell table:style-name="ce6" office:value-type="float" office:value="2.0808" calcext:value-type="float">
            <text:p>2.080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YAMNet</text:p>
          </table:table-cell>
          <table:table-cell table:style-name="ce6" office:value-type="float" office:value="0.1013" calcext:value-type="float">
            <text:p>0.1013</text:p>
          </table:table-cell>
          <table:table-cell table:style-name="ce5" office:value-type="float" office:value="2.3387" calcext:value-type="float">
            <text:p>2.3387</text:p>
          </table:table-cell>
          <table:table-cell table:style-name="ce5" office:value-type="float" office:value="1.5049" calcext:value-type="float">
            <text:p>1.504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NNs</text:p>
          </table:table-cell>
          <table:table-cell table:style-name="ce5" office:value-type="float" office:value="0.102" calcext:value-type="float">
            <text:p>0.102</text:p>
          </table:table-cell>
          <table:table-cell table:style-name="ce6" office:value-type="float" office:value="3.6102" calcext:value-type="float">
            <text:p>3.6102</text:p>
          </table:table-cell>
          <table:table-cell table:style-name="ce6" office:value-type="float" office:value="1.8213" calcext:value-type="float">
            <text:p>1.8213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tos Narrow" svg:font-family="'Aptos Narrow'"/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5-03-03T08:40:11Z</meta:creation-date>
    <dc:date>2025-04-25T16:35:34.580019455</dc:date>
    <meta:editing-cycles>31</meta:editing-cycles>
    <meta:editing-duration>PT8H15M2S</meta:editing-duration>
    <meta:document-statistic meta:table-count="8" meta:cell-count="388" meta:object-count="0"/>
  </office:meta>
</office:document-meta>
</file>